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e6e6ff" draw:opacity="100%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14.137cm"/>
    </style:style>
    <style:style style:name="gr3" style:family="graphic" style:parent-style-name="standard">
      <style:graphic-properties svg:stroke-width="0.053cm" draw:marker-start-width="0.279cm" draw:marker-end-width="0.279cm" draw:fill-color="#99ccff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standard">
      <style:graphic-properties svg:stroke-width="0.051cm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47cm" fo:min-width="0cm"/>
    </style:style>
    <style:style style:name="gr6" style:family="graphic" style:parent-style-name="standard">
      <style:graphic-properties svg:stroke-width="0.051cm" draw:marker-start-width="0.276cm" draw:marker-end-width="0.276cm" draw:fill="solid" draw:fill-color="#e6e6ff" draw:textarea-horizontal-align="justify" draw:textarea-vertical-align="top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2.941cm"/>
    </style:style>
    <style:style style:name="gr8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1">
      <style:graphic-properties draw:stroke="none" draw:stroke-dash="Dashed_20__28_var_29__20_2" svg:stroke-width="0.051cm" svg:stroke-color="#000000" draw:marker-start="" draw:marker-start-width="0.276cm" draw:marker-start-center="false" draw:marker-end-width="0.27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cm" fo:min-width="1.84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text-properties fo:font-size="11pt" style:font-size-asian="16pt" style:font-size-complex="16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Liberation Sans1" fo:font-size="16pt" style:font-size-asian="16pt" style:font-size-complex="1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1pt" style:font-size-asian="16pt" style:font-size-complex="16pt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14.224cm" svg:x="1.127cm" svg:y="3.794cm">
          <text:p text:style-name="P1">centralRouter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4.637cm" svg:height="0.962cm" svg:x="1.095cm" svg:y="1.054cm">
          <draw:text-box>
            <text:p text:style-name="P1">Wupper to Host Buffer interface improvement</text:p>
          </draw:text-box>
        </draw:frame>
        <draw:custom-shape draw:style-name="gr3" draw:text-style-name="P1" xml:id="id7" draw:id="id7" draw:layer="layout" svg:width="10.719cm" svg:height="3.204cm" draw:transform="rotate (1.56782926706651) translate (10.332cm 17.683cm)">
          <draw:glue-point draw:id="8" svg:x="-5.027cm" svg:y="-3.574cm"/>
          <draw:glue-point draw:id="9" svg:x="-5.027cm" svg:y="-0.692cm"/>
          <draw:glue-point draw:id="10" svg:x="-5.027cm" svg:y="3.989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xml:id="id10" draw:id="id10" draw:layer="layout" svg:width="3.378cm" svg:height="2.286cm" svg:x="14.751cm" svg:y="10.714cm">
          <text:p text:style-name="P1"><text:span text:style-name="T1">Main output</text:span></text:p>
          <text:p text:style-name="P1"><text:span text:style-name="T1">FIFO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328cm" svg:height="1.356cm" svg:x="3.721cm" svg:y="12.265cm">
          <draw:text-box>
            <text:p><text:span text:style-name="T2">...</text:span></text:p>
          </draw:text-box>
        </draw:frame>
        <draw:custom-shape draw:style-name="gr6" draw:text-style-name="P4" xml:id="id1" draw:id="id1" draw:layer="layout" svg:width="5.334cm" svg:height="3.429cm" svg:x="1.762cm" svg:y="5.018cm">
          <draw:glue-point draw:id="4" svg:x="5cm" svg:y="-3.887cm"/>
          <text:p text:style-name="P4">GBTdataManager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.302cm" svg:height="2.286cm" svg:x="3.667cm" svg:y="6.007cm">
          <text:p text:style-name="P1"><text:span text:style-name="T3">GBT output</text:span></text:p>
          <text:p text:style-name="P1"><text:span text:style-name="T3">FIF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3.378cm" svg:height="2.286cm" svg:x="10.174cm" svg:y="3.87cm">
          <draw:glue-point draw:id="4" svg:x="-5.076cm" svg:y="-1.666cm"/>
          <draw:glue-point draw:id="5" svg:x="-5.076cm" svg:y="2.777cm"/>
          <text:p text:style-name="P1"><text:span text:style-name="T1">E-buffer</text:span></text:p>
          <text:p text:style-name="P1"><text:span text:style-name="T1">FIFO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62cm" svg:height="7.62cm" svg:x="18.785cm" svg:y="8.328cm">
          <text:p text:style-name="P1">Wupper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3.112cm" svg:height="1.778cm" svg:x="19.429cm" svg:y="9.344cm">
          <text:p text:style-name="P1"><text:span text:style-name="T3">Active </text:span></text:p>
          <text:p text:style-name="P1"><text:span text:style-name="T3">descriptor*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3.112cm" svg:height="5.08cm" svg:x="23.071cm" svg:y="10.69cm">
          <draw:glue-point draw:id="4" svg:x="-4.998cm" svg:y="-4.5cm"/>
          <draw:glue-point draw:id="5" svg:x="-4.998cm" svg:y="-2.25cm"/>
          <draw:glue-point draw:id="6" svg:x="-4.998cm" svg:y="1.25cm"/>
          <draw:glue-point draw:id="7" svg:x="-4.998cm" svg:y="3.25cm"/>
          <text:p text:style-name="P1"/>
          <text:p text:style-name="P1">Xilinx</text:p>
          <text:p text:style-name="P1">PCIe</text:p>
          <text:p text:style-name="P1">Core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071cm" svg:height="0.692cm" svg:x="19.214cm" svg:y="10.995cm">
          <draw:text-box>
            <text:p><text:span text:style-name="T4">* in DMA_read_write</text:span></text:p>
          </draw:text-box>
        </draw:frame>
        <draw:custom-shape draw:style-name="gr6" draw:text-style-name="P4" xml:id="id3" draw:id="id3" draw:layer="layout" svg:width="5.334cm" svg:height="3.429cm" svg:x="1.762cm" svg:y="9.136cm">
          <draw:glue-point draw:id="4" svg:x="5cm" svg:y="-3.887cm"/>
          <text:p text:style-name="P4">GBTdataManager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3.302cm" svg:height="2.286cm" svg:x="3.667cm" svg:y="10.125cm">
          <text:p text:style-name="P1"><text:span text:style-name="T3">GBT output</text:span></text:p>
          <text:p text:style-name="P1"><text:span text:style-name="T3">FIFO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5.334cm" svg:height="3.429cm" svg:x="1.762cm" svg:y="13.967cm">
          <draw:glue-point draw:id="4" svg:x="5cm" svg:y="-3.887cm"/>
          <text:p text:style-name="P4">GBTdata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9" draw:id="id9" draw:layer="layout" svg:width="3.302cm" svg:height="2.286cm" svg:x="3.667cm" svg:y="14.956cm">
          <text:p text:style-name="P1"><text:span text:style-name="T3">GBT output</text:span></text:p>
          <text:p text:style-name="P1"><text:span text:style-name="T3">FI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0.523cm" svg:x1="7.096cm" svg:y1="5.4cm" svg:x2="10.174cm" svg:y2="4.633cm" draw:start-shape="id1" draw:start-glue-point="4" draw:end-shape="id2" draw:end-glue-point="4" svg:d="M7096 5400h1016v-767h2062" svg:viewBox="0 0 3079 768">
          <text:p/>
        </draw:connector>
        <draw:connector draw:style-name="gr8" draw:text-style-name="P1" draw:layer="layout" svg:x1="7.096cm" svg:y1="9.518cm" svg:x2="10.174cm" svg:y2="5.013cm" draw:start-shape="id3" draw:start-glue-point="4" draw:end-shape="id2" draw:end-glue-point="3" svg:d="M7096 9518h1539v-4505h1539" svg:viewBox="0 0 3079 4506">
          <text:p/>
        </draw:connector>
        <draw:connector draw:style-name="gr8" draw:text-style-name="P1" draw:layer="layout" draw:line-skew="0.493cm" svg:x1="7.096cm" svg:y1="14.349cm" svg:x2="10.174cm" svg:y2="5.647cm" draw:start-shape="id4" draw:start-glue-point="4" draw:end-shape="id2" draw:end-glue-point="5" svg:d="M7096 14349h2032v-8702h1046" svg:viewBox="0 0 3079 8703">
          <text:p/>
        </draw:connector>
        <draw:connector draw:style-name="gr8" draw:text-style-name="P1" draw:layer="layout" draw:line-skew="-2.017cm" svg:x1="13.552cm" svg:y1="5.013cm" svg:x2="19.429cm" svg:y2="10.233cm" draw:start-shape="id2" draw:start-glue-point="1" draw:end-shape="id5" draw:end-glue-point="3" svg:d="M13552 5013h922v5220h4955" svg:viewBox="0 0 5878 5221">
          <text:p/>
        </draw:connector>
        <draw:connector draw:style-name="gr9" draw:text-style-name="P1" draw:layer="layout" draw:line-skew="-0.576cm" svg:x1="6.969cm" svg:y1="7.15cm" svg:x2="10.332cm" svg:y2="8.494cm" draw:start-shape="id6" draw:start-glue-point="1" draw:end-shape="id7" draw:end-glue-point="8" svg:d="M6969 7150h1105v1344h2258" svg:viewBox="0 0 3364 1345">
          <text:p/>
        </draw:connector>
        <draw:connector draw:style-name="gr9" draw:text-style-name="P1" draw:layer="layout" svg:x1="6.969cm" svg:y1="11.268cm" svg:x2="10.332cm" svg:y2="12.324cm" draw:start-shape="id8" draw:start-glue-point="1" draw:end-shape="id7" svg:d="M6969 11268h1681v1056h1682" svg:viewBox="0 0 3364 1057">
          <text:p/>
        </draw:connector>
        <draw:connector draw:style-name="gr9" draw:text-style-name="P1" draw:layer="layout" svg:x1="6.969cm" svg:y1="16.099cm" svg:x2="10.332cm" svg:y2="16.607cm" draw:start-shape="id9" draw:start-glue-point="1" draw:end-shape="id7" draw:end-glue-point="10" svg:d="M6969 16099h1681v508h1682" svg:viewBox="0 0 3364 509">
          <text:p/>
        </draw:connector>
        <draw:connector draw:style-name="gr10" draw:text-style-name="P1" draw:layer="layout" draw:line-skew="-0.122cm" svg:x1="13.557cm" svg:y1="12.335cm" svg:x2="14.751cm" svg:y2="11.857cm" draw:start-shape="id7" draw:start-glue-point="5" draw:end-shape="id10" draw:end-glue-point="3" svg:d="M13557 12335h482v-478h712" svg:viewBox="0 0 1195 479">
          <text:p/>
        </draw:connector>
        <draw:connector draw:style-name="gr10" draw:text-style-name="P1" draw:layer="layout" svg:x1="18.129cm" svg:y1="11.857cm" svg:x2="23.071cm" svg:y2="13.23cm" draw:start-shape="id10" draw:start-glue-point="1" draw:end-shape="id11" svg:d="M18129 11857h2471v1373h2471" svg:viewBox="0 0 4943 1374">
          <text:p/>
        </draw:connector>
        <draw:frame draw:style-name="gr11" draw:text-style-name="P7" draw:layer="layout" svg:width="1.129cm" svg:height="0.886cm" svg:x="1.762cm" svg:y="7.48cm">
          <draw:text-box>
            <text:p><text:span text:style-name="T3">01</text:span></text:p>
          </draw:text-box>
        </draw:frame>
        <draw:frame draw:style-name="gr11" draw:text-style-name="P7" draw:layer="layout" svg:width="1.129cm" svg:height="0.886cm" svg:x="1.762cm" svg:y="11.676cm">
          <draw:text-box>
            <text:p><text:span text:style-name="T3">02</text:span></text:p>
          </draw:text-box>
        </draw:frame>
        <draw:frame draw:style-name="gr11" draw:text-style-name="P7" draw:layer="layout" svg:width="1.129cm" svg:height="0.886cm" svg:x="1.762cm" svg:y="16.51cm">
          <draw:text-box>
            <text:p><text:span text:style-name="T3">24</text:span></text:p>
          </draw:text-box>
        </draw:frame>
        <draw:frame draw:style-name="gr12" draw:text-style-name="P9" draw:layer="layout" svg:width="4.579cm" svg:height="0.8cm" svg:x="21.574cm" svg:y="16.71cm">
          <draw:text-box>
            <text:p text:style-name="P8"><text:span text:style-name="T5">AB_PCIe_multibuffer_V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8T11:28:13.309701601</meta:creation-date>
    <dc:date>2015-07-14T12:01:52.580760398</dc:date>
    <meta:editing-duration>PT6H10M6S</meta:editing-duration>
    <meta:editing-cycles>76</meta:editing-cycles>
    <meta:generator>LibreOffice/4.2.8.2$Linux_X86_64 LibreOffice_project/420m0$Build-2</meta:generator>
    <meta:document-statistic meta:object-count="29"/>
  </office:meta>
</office:document-meta>
</file>